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>
        <style:tab-stops>
          <style:tab-stop style:position="6.165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officeooo:paragraph-rsid="000da1c4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da1c4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0d0e92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6.165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d0e9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3b292" style:font-size-asian="14pt" style:font-name-complex="Times New Roman1" style:font-size-complex="14pt"/>
    </style:style>
    <style:style style:name="T4" style:family="text">
      <style:text-properties officeooo:rsid="0012ad8f"/>
    </style:style>
    <style:style style:name="T5" style:family="text">
      <style:text-properties officeooo:rsid="0013b2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7">ФЕДЕРАЛЬНОЕ ГОСУДАРСТВЕННОЕ БЮДЖЕТНОЕ ОБРАЗОВАТЕЛЬНОЕ УЧРЕЖДЕНИЕ ВЫСШЕГО ОБРАЗОВАНИЯ </text:p>
      <text:p text:style-name="P6">«ВОРОНЕЖСКИЙ ГОСУДАРСТВЕННЫЙ УНИВЕРСИТЕТ»</text:p>
      <text:p text:style-name="P2"/>
      <text:p text:style-name="P2"/>
      <text:p text:style-name="P2">Математический факультет</text:p>
      <text:p text:style-name="P2">Кафедра <text:span text:style-name="T4">функциональн</text:span>ого анализа <text:span text:style-name="T4">и операторных уравнений</text:span></text:p>
      <text:p text:style-name="P2"/>
      <text:p text:style-name="P12"><text:span text:style-name="T2">________________________________________________</text:span></text:p>
      <text:p text:style-name="P12"><text:span text:style-name="T2">______________________________________________</text:span></text:p>
      <text:p text:style-name="P12"><text:span text:style-name="T2"/></text:p>
      <text:p text:style-name="P9">Курсовая работа</text:p>
      <text:p text:style-name="P2"/>
      <text:p text:style-name="P2"/>
      <text:p text:style-name="P2"/>
      <text:p text:style-name="P2"/>
      <text:p text:style-name="P2"/>
      <text:p text:style-name="P10"/>
      <text:p text:style-name="P4"><text:span text:style-name="T1">Обучающийся _________ <text:s text:c="32"/></text:span><text:span text:style-name="T3">Н</text:span><text:span text:style-name="T2">. </text:span><text:span text:style-name="T3">Н</text:span><text:span text:style-name="T2">. </text:span><text:span text:style-name="T3">Авдеев</text:span></text:p>
      <text:p text:style-name="P10">Руководитель _________ д.физ.-мат.н., проф. <text:span text:style-name="T5">Е</text:span>.<text:span text:style-name="T5">М</text:span>.<text:span text:style-name="T5">Семёно</text:span>в</text:p>
      <text:p text:style-name="P1"/>
      <text:p text:style-name="P1"/>
      <text:p text:style-name="P1"/>
      <text:p text:style-name="P1"/>
      <text:p text:style-name="P3"/>
      <text:p text:style-name="P3"><text:tab/>Воронеж 201<text:span text:style-name="T5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сюша</meta:initial-creator>
    <meta:editing-cycles>7</meta:editing-cycles>
    <meta:creation-date>2016-05-17T15:15:00</meta:creation-date>
    <dc:date>2018-06-05T15:01:07.666502660</dc:date>
    <meta:editing-duration>PT4H7M</meta:editing-duration>
    <meta:generator>LibreOffice/5.1.6.2$Linux_X86_64 LibreOffice_project/10m0$Build-2</meta:generator>
    <meta:document-statistic meta:table-count="0" meta:image-count="0" meta:object-count="0" meta:page-count="1" meta:paragraph-count="11" meta:word-count="36" meta:character-count="466" meta:non-whitespace-character-count="40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